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style mathvariant="bold">
            <mrow>
              <mi>J</mi>
            </mrow>
          </mstyle>
        </mrow>
        <mn>2</mn>
      </msup>
      <mrow>
        <mfenced open="(" close=")">
          <mrow>
            <msub>
              <mi>J</mi>
              <mrow>
                <mo stretchy="false">±</mo>
                <mi/>
              </mrow>
            </msub>
            <mfenced open="∣" close="〉">
              <mrow>
                <msub>
                  <mo stretchy="false">α</mo>
                  <mi>j</mi>
                </msub>
                <mi>m</mi>
              </mrow>
            </mfenced>
          </mrow>
        </mfenced>
        <mo stretchy="false">=</mo>
        <msub>
          <mi>J</mi>
          <mrow>
            <mo stretchy="false">±</mo>
            <mi/>
          </mrow>
        </msub>
      </mrow>
      <msup>
        <mrow>
          <mstyle mathvariant="bold">
            <mrow>
              <mi>J</mi>
            </mrow>
          </mstyle>
        </mrow>
        <mn>2</mn>
      </msup>
      <mrow>
        <mfenced open="∣" close="〉">
          <mrow>
            <msub>
              <mo stretchy="false">α</mo>
              <mi>j</mi>
            </msub>
            <mi>m</mi>
          </mrow>
        </mfenced>
        <mo stretchy="false">=</mo>
        <msup>
          <mo stretchy="false">ℏ</mo>
          <mn>2</mn>
        </msup>
      </mrow>
      <msub>
        <mo stretchy="false">α</mo>
        <mi>j</mi>
      </msub>
      <mfenced open="(" close=")">
        <mrow>
          <msub>
            <mi>J</mi>
            <mrow>
              <mo stretchy="false">±</mo>
              <mi/>
            </mrow>
          </msub>
          <mfenced open="∣" close="〉">
            <mrow>
              <msub>
                <mo stretchy="false">α</mo>
                <mi>j</mi>
              </msub>
              <mi>m</mi>
            </mrow>
          </mfenced>
        </mrow>
      </mfenced>
    </mrow>
    <annotation encoding="StarMath 5.0">{bold J} ^2 left ( J_+-` left lline %ialpha _j m right rangle right )
=
J_+-` {bold J} ^2 left lline %ialpha _j m right rangle
=
hbar ^2 %ialpha _j left ( J_+-` left lline %ialpha _j m right rangle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20:29:06.978000000</meta:creation-date>
    <meta:generator>LibreOffice/4.1.4.2$Windows_x86 LibreOffice_project/0a0440ccc0227ad9829de5f46be37cfb6edcf72</meta:generator>
  </office:meta>
</office:document-meta>
</file>